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lideLoggerAdapter.log( Object data , int leve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lideLoggerAdapter.isEnabled( String channel , int leve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lideLoggerAdapter.SlideLoggerAdapter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LoggerAdapter.getLoggerLevel( String channe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lideLoggerAdapter.setLoggerLevel( String channel ,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LoggerAdapter.log( Object data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lideLoggerAdapter.isEnabled( int leve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lideLoggerAdapter.getLogger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LoggerAdapter.log( Object data , Throwable t , String channel , int leve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lideLoggerAdapter.log( Object data , String channel , int leve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lideLoggerAdapter.setLoggerLevel(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